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officeooo:paragraph-rsid="001d6295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officeooo:paragraph-rsid="001f2e68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officeooo:paragraph-rsid="002182b2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officeooo:rsid="001717fd" officeooo:paragraph-rsid="001717fd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officeooo:paragraph-rsid="001c178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pt" fo:country="BR" officeooo:rsid="001f2e68" officeooo:paragraph-rsid="001f2e68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pt" fo:country="BR" officeooo:rsid="001f2e68" officeooo:paragraph-rsid="0021243f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pt" fo:country="BR" officeooo:rsid="0021243f" officeooo:paragraph-rsid="0021243f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/>
      <style:text-properties fo:color="#000000" style:font-name="Times New Roman" fo:font-size="12pt" fo:language="pt" fo:country="BR" officeooo:rsid="0021243f" officeooo:paragraph-rsid="0021243f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widows="2" fo:text-indent="0cm" style:auto-text-indent="false"/>
      <style:text-properties fo:color="#000000" style:font-name="Times New Roman" fo:font-size="12pt" fo:language="pt" fo:country="BR" officeooo:rsid="002182b2" officeooo:paragraph-rsid="002182b2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pt" fo:country="BR" officeooo:rsid="0022ed30" officeooo:paragraph-rsid="0022ed30" style:font-name-asian="Times New Roman" style:font-size-asian="12pt" style:font-name-complex="Times New Roman" style:font-size-complex="12pt"/>
    </style:style>
    <style:style style:name="P14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page-number="auto"/>
      <style:text-properties fo:color="#000000" style:font-name="Times New Roman" fo:font-size="14pt" fo:language="pt" fo:country="BR" fo:font-weight="bold" officeooo:rsid="001f2e68" officeooo:paragraph-rsid="001f2e68" style:font-name-asian="Times New Roman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officeooo:rsid="001d6295" officeooo:paragraph-rsid="001c178a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officeooo:rsid="001f2e68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T2" style:family="text">
      <style:text-properties fo:color="#000000" style:font-name="Times New Roman" fo:font-size="12pt" fo:language="pt" fo:country="BR" officeooo:rsid="001c178a" style:font-name-asian="Times New Roman" style:font-size-asian="12pt" style:font-name-complex="Times New Roman" style:font-size-complex="12pt"/>
    </style:style>
    <style:style style:name="T3" style:family="text">
      <style:text-properties fo:color="#000000" style:font-name="Times New Roman" fo:font-size="12pt" fo:language="pt" fo:country="BR" officeooo:rsid="001d6295" style:font-name-asian="Times New Roman" style:font-size-asian="12pt" style:font-name-complex="Times New Roman" style:font-size-complex="12pt"/>
    </style:style>
    <style:style style:name="T4" style:family="text">
      <style:text-properties officeooo:rsid="001d6295"/>
    </style:style>
    <style:style style:name="T5" style:family="text">
      <style:text-properties officeooo:rsid="001f2e68"/>
    </style:style>
    <style:style style:name="T6" style:family="text">
      <style:text-properties officeooo:rsid="0021243f"/>
    </style:style>
    <style:style style:name="T7" style:family="text">
      <style:text-properties officeooo:rsid="002182b2"/>
    </style:style>
    <style:style style:name="T8" style:family="text">
      <style:text-properties officeooo:rsid="002511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<text:span text:style-name="T6">tividade Teste de Nivelamento</text:span></text:p>
      <text:p text:style-name="P10"/>
      <text:p text:style-name="P10">Estagiário: Cleidson Santana dos Santos</text:p>
      <text:p text:style-name="P9"><text:span text:style-name="T6">Desafio pratico </text:span>dos conhecimento <text:span text:style-name="T6">em: SQL</text:span></text:p>
      <text:p text:style-name="P9"><text:span text:style-name="T6">Base do estudo: </text:span>MySQL</text:p>
      <text:p text:style-name="P13">Ferramenta: MySQLWorkbench</text:p>
      <text:p text:style-name="P9"/>
      <text:p text:style-name="P11">Atividade: Banco de dados nível I</text:p>
      <text:p text:style-name="P12">Respostas</text:p>
      <text:p text:style-name="P8"/>
      <text:p text:style-name="P1">0. Criem o Servidor de banco e o Schema para essa atividade.</text:p>
      <text:p text:style-name="P1"/>
      <text:p text:style-name="P1">* <text:span text:style-name="T7">Em anexo.</text:span></text:p>
      <text:p text:style-name="P1"/>
      <text:p text:style-name="P3">-------------------------------------------------------------------------------------------------</text:p>
      <text:p text:style-name="P7"><text:span text:style-name="T1">1. Identificar </text:span><text:span text:style-name="T2">e mostrar a quantidade de brinquedos para cada tipo.</text:span></text:p>
      <text:p text:style-name="P15"/>
      <text:p text:style-name="P15">SELECT count(*), tipo_brinquedos</text:p>
      <text:p text:style-name="P15">FROM brinquedos</text:p>
      <text:p text:style-name="P15">GROUP BY tipo_brinquedos;</text:p>
      <text:p text:style-name="P15"/>
      <text:p text:style-name="P3">-------------------------------------------------------------------------------------------------</text:p>
      <text:p text:style-name="P1">2. Permitir a organização dos brinquedos por característica semelhante.</text:p>
      <text:p text:style-name="P1"/>
      <text:p text:style-name="P1">SELECT nome_brinquedos, tipo_brinquedos</text:p>
      <text:p text:style-name="P1">FROM brinquedos <text:span text:style-name="T4">ORDER BY</text:span> tipo_brinquedos;</text:p>
      <text:p text:style-name="P1"/>
      <text:p text:style-name="P3">-------------------------------------------------------------------------------------------------</text:p>
      <text:p text:style-name="P1">3. Permitir que os brinquedos sejam devolvidos aos seus respectivos donos.</text:p>
      <text:p text:style-name="P1"/>
      <text:p text:style-name="P1"><text:span text:style-name="T4">SELECT </text:span>nome_brinquedos <text:span text:style-name="T4">AS</text:span> Brinquedos,nome_criancas <text:span text:style-name="T8">AS </text:span>Crianças</text:p>
      <text:p text:style-name="P1"><text:span text:style-name="T4">FROM</text:span> brinquedos_detalhe</text:p>
      <text:p text:style-name="P1"><text:span text:style-name="T4">INNER JOIN</text:span> brinquedos</text:p>
      <text:p text:style-name="P1"><text:span text:style-name="T4">ON</text:span> brinquedos_detalhe.brinquedos_brinquedos_detalhe = brinquedos.idbrinquedos</text:p>
      <text:p text:style-name="P1"><text:span text:style-name="T4">INNER JOIN</text:span> criancas</text:p>
      <text:p text:style-name="P1"><text:span text:style-name="T4">ON</text:span> brinquedos_detalhe.criancas_brinquedos_detalhe = criancas.idcriancas;</text:p>
      <text:p text:style-name="P1"/>
      <text:p text:style-name="P3">-------------------------------------------------------------------------------------------------</text:p>
      <text:p text:style-name="P1">4. Identificar as crianças e seu(s) respectivo(s) pai(s) ou mãe(s).</text:p>
      <text:p text:style-name="P1"/>
      <text:p text:style-name="P2"><text:span text:style-name="T4">SELECT</text:span> pai_criancas, mae_criancas</text:p>
      <text:p text:style-name="P2"><text:span text:style-name="T4">FROM</text:span> criancas </text:p>
      <text:p text:style-name="P2"><text:span text:style-name="T4">WHERE</text:span> nome_criancas = 'Miguel';</text:p>
      <text:p text:style-name="P2"/>
      <text:p text:style-name="P2"><text:span text:style-name="T4">SELECT</text:span> pai_criancas, mae_criancas</text:p>
      <text:p text:style-name="P2"><text:span text:style-name="T4">FROM</text:span> criancas </text:p>
      <text:p text:style-name="P2"><text:span text:style-name="T4">WHERE</text:span> nome_criancas = '<text:span text:style-name="T4">Theo</text:span>';</text:p>
      <text:p text:style-name="P2"/>
      <text:p text:style-name="P2"/>
      <text:p text:style-name="P2"/>
      <text:p text:style-name="P2"><text:soft-page-break/><text:span text:style-name="T4">SELECT</text:span> pai_criancas, mae_criancas</text:p>
      <text:p text:style-name="P2"><text:span text:style-name="T4">FROM</text:span> criancas </text:p>
      <text:p text:style-name="P2"><text:span text:style-name="T4">WHERE</text:span> nome_criancas = '<text:span text:style-name="T4">Gael</text:span>';</text:p>
      <text:p text:style-name="P2"/>
      <text:p text:style-name="P4">-------------------------------------------------------------------------------------------------</text:p>
      <text:p text:style-name="P4">5. Identificar as crianças <text:s/>que não tenham seus respectivo(s) pai(s) ou mãe(s).</text:p>
      <text:p text:style-name="P1"/>
      <text:p text:style-name="P16">– – opção 1</text:p>
      <text:p text:style-name="P1">SELECT *</text:p>
      <text:p text:style-name="P1">FROM criancas</text:p>
      <text:p text:style-name="P1">WHERE mae_criancas='' <text:span text:style-name="T5">OR</text:span> pai_criancas='' ORDER BY mae_criancas;</text:p>
      <text:p text:style-name="P1"/>
      <text:p text:style-name="P1">-- opção 2</text:p>
      <text:p text:style-name="P1">SELECT nome_criancas <text:span text:style-name="T5">AS </text:span>Criança, mae_criancas <text:span text:style-name="T5">AS </text:span>Mãe,pai_criancas <text:span text:style-name="T5">AS </text:span>Pai </text:p>
      <text:p text:style-name="P1">FROM criancas </text:p>
      <text:p text:style-name="P6"><text:span text:style-name="T3">WHERE</text:span><text:span text:style-name="T1"> pai_criancas = '';</text:span></text:p>
      <text:p text:style-name="P1"/>
      <text:p text:style-name="P1">-- opção 3</text:p>
      <text:p text:style-name="P1"><text:span text:style-name="T4">SELECT </text:span>nome_criancas <text:span text:style-name="T4">AS </text:span>Criança, pai_criancas <text:span text:style-name="T5">AS </text:span>Pai, mae_criancas <text:span text:style-name="T4">AS </text:span>Mãe</text:p>
      <text:p text:style-name="P1"><text:span text:style-name="T4">FROM</text:span> criancas</text:p>
      <text:p text:style-name="P1"><text:span text:style-name="T4">WHERE </text:span>mae_criancas = '';</text:p>
      <text:p text:style-name="P1"/>
      <text:p text:style-name="P3">-------------------------------------------------------------------------------------------------</text:p>
      <text:p text:style-name="P1">6. Quais as crianças que não possuem nenhum brinquedo.</text:p>
      <text:p text:style-name="P1"/>
      <text:p text:style-name="P1">SELECT nome_criancas <text:span text:style-name="T5">AS </text:span>A</text:p>
      <text:p text:style-name="P1">FROM criancas <text:span text:style-name="T5">AS </text:span>C</text:p>
      <text:p text:style-name="P1">LEFT JOIN brinquedos_detalhe <text:span text:style-name="T5">AS </text:span>B_D</text:p>
      <text:p text:style-name="P1"><text:span text:style-name="T5">ON</text:span> C.idcriancas = B_D.criancas_brinquedos_detalhe</text:p>
      <text:p text:style-name="P1">WHERE criancas_brinquedos_detalhe <text:span text:style-name="T5">IS NULL</text:span>;</text:p>
      <text:p text:style-name="P1"/>
      <text:p text:style-name="P1">-------------------------------------------------------------------------------------------------</text:p>
      <text:p text:style-name="P1">7. Quais brinquedo não possuem nenhum dono.</text:p>
      <text:p text:style-name="P1"/>
      <text:p text:style-name="P1">SELECT nome_brinquedos</text:p>
      <text:p text:style-name="P1">FROM brinquedos</text:p>
      <text:p text:style-name="P1">LEFT JOIN brinquedos_detalhe</text:p>
      <text:p text:style-name="P1"><text:span text:style-name="T5">ON</text:span> brinquedos.idbrinquedos = brinquedos_detalhe.brinquedos_brinquedos_detalhe</text:p>
      <text:p text:style-name="P1">WHERE brinquedos_brinquedos_detalhe <text:span text:style-name="T5">IS NULL</text:span>;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leidson Santana</meta:initial-creator>
    <meta:generator>LibreOffice/6.4.7.2$Linux_X86_64 LibreOffice_project/40$Build-2</meta:generator>
    <dc:date>2022-08-17T11:06:59.802643926</dc:date>
    <meta:editing-duration>PT1H11M12S</meta:editing-duration>
    <meta:editing-cycles>7</meta:editing-cycles>
    <meta:document-statistic meta:table-count="0" meta:image-count="0" meta:object-count="0" meta:page-count="2" meta:paragraph-count="65" meta:word-count="270" meta:character-count="2750" meta:non-whitespace-character-count="2537"/>
  </office:meta>
</office:document-meta>
</file>